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23.41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der_log4" table:style-name="ta1">
        <table:shapes>
          <draw:frame draw:z-index="0" draw:style-name="gr1" draw:text-style-name="P1" svg:width="1397.71pt" svg:height="504.48pt" svg:x="5.44pt" svg:y="3pt">
            <loext:p draw:notify-on-update-of-ranges="bender_log4.O1:bender_log4.O1 bender_log4.O2:bender_log4.O257 bender_log4.S1:bender_log4.S1 bender_log4.S2:bender_log4.S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number-columns-repeated="12"/>
          <table:table-cell office:value-type="string" calcext:value-type="string">
            <text:p>deltaAngle0</text:p>
          </table:table-cell>
          <table:table-cell office:value-type="string" calcext:value-type="string">
            <text:p>deltaAngle1</text:p>
          </table:table-cell>
          <table:table-cell office:value-type="string" calcext:value-type="string">
            <text:p>deltaAngle2</text:p>
          </table:table-cell>
          <table:table-cell office:value-type="string" calcext:value-type="string">
            <text:p>deltaAngle3</text:p>
          </table:table-cell>
          <table:table-cell office:value-type="string" calcext:value-type="string">
            <text:p>deltaRPM0</text:p>
          </table:table-cell>
          <table:table-cell office:value-type="string" calcext:value-type="string">
            <text:p>deltaRPM1</text:p>
          </table:table-cell>
          <table:table-cell office:value-type="string" calcext:value-type="string">
            <text:p>deltaRPM2</text:p>
          </table:table-cell>
          <table:table-cell office:value-type="string" calcext:value-type="string">
            <text:p>deltaRP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-222" calcext:value-type="float">
            <text:p>-222</text:p>
          </table:table-cell>
          <table:table-cell office:value-type="float" office:value="-115" calcext:value-type="float">
            <text:p>-115</text:p>
          </table:table-cell>
          <table:table-cell office:value-type="float" office:value="10" calcext:value-type="float">
            <text:p>10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41" calcext:value-type="float">
            <text:p>41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3" calcext:value-type="float">
            <text:p>43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office:value-type="float" office:value="-23" calcext:value-type="float">
            <text:p>-23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 office:value-type="float" office:value="-30" calcext:value-type="float">
            <text:p>-30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-7" calcext:value-type="float">
            <text:p>-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table:number-columns-repeated="3" office:value-type="float" office:value="-14" calcext:value-type="float">
            <text:p>-14</text:p>
          </table:table-cell>
          <table:table-cell office:value-type="float" office:value="-21" calcext:value-type="float">
            <text:p>-21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office:value-type="float" office:value="-22" calcext:value-type="float">
            <text:p>-22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9" calcext:value-type="float">
            <text:p>-39</text:p>
          </table:table-cell>
          <table:table-cell office:value-type="float" office:value="-41" calcext:value-type="float">
            <text:p>-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44" calcext:value-type="float">
            <text:p>-4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-46" calcext:value-type="float">
            <text:p>-46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-42" calcext:value-type="float">
            <text:p>-42</text:p>
          </table:table-cell>
          <table:table-cell table:number-columns-repeated="3" office:value-type="float" office:value="-41" calcext:value-type="float">
            <text:p>-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-45" calcext:value-type="float">
            <text:p>-45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48" calcext:value-type="float">
            <text:p>-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53" calcext:value-type="float">
            <text:p>-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-58" calcext:value-type="float">
            <text:p>-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63" calcext:value-type="float">
            <text:p>-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67" calcext:value-type="float">
            <text:p>-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70" calcext:value-type="float">
            <text:p>-7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71" calcext:value-type="float">
            <text:p>-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79" calcext:value-type="float">
            <text:p>-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-85" calcext:value-type="float">
            <text:p>-85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90" calcext:value-type="float">
            <text:p>-90</text:p>
          </table:table-cell>
          <table:table-cell table:number-columns-repeated="3" office:value-type="float" office:value="-91" calcext:value-type="float">
            <text:p>-9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50" calcext:value-type="float">
            <text:p>50</text:p>
          </table:table-cell>
          <table:table-cell office:value-type="float" office:value="-90" calcext:value-type="float">
            <text:p>-90</text:p>
          </table:table-cell>
          <table:table-cell table:number-columns-repeated="3" office:value-type="float" office:value="-91" calcext:value-type="float">
            <text:p>-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8" calcext:value-type="float">
            <text:p>-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9" calcext:value-type="float">
            <text:p>-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7" calcext:value-type="float">
            <text:p>-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-87" calcext:value-type="float">
            <text:p>-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-87" calcext:value-type="float">
            <text:p>-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-87" calcext:value-type="float">
            <text:p>-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-87" calcext:value-type="float">
            <text:p>-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-85" calcext:value-type="float">
            <text:p>-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-83" calcext:value-type="float">
            <text:p>-8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-27" calcext:value-type="float">
            <text:p>-27</text:p>
          </table:table-cell>
          <table:table-cell office:value-type="float" office:value="-28" calcext:value-type="float">
            <text:p>-28</text:p>
          </table:table-cell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office:value-type="float" office:value="-46" calcext:value-type="float">
            <text:p>-46</text:p>
          </table:table-cell>
          <table:table-cell office:value-type="float" office:value="-44" calcext:value-type="float">
            <text:p>-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-30" calcext:value-type="float">
            <text:p>-30</text:p>
          </table:table-cell>
          <table:table-cell office:value-type="float" office:value="-26" calcext:value-type="float">
            <text:p>-26</text:p>
          </table:table-cell>
          <table:table-cell office:value-type="float" office:value="-30" calcext:value-type="float">
            <text:p>-30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-35" calcext:value-type="float">
            <text:p>-35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-47" calcext:value-type="float">
            <text:p>-47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20" calcext:value-type="float">
            <text:p>-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-7" calcext:value-type="float">
            <text:p>-7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48" calcext:value-type="float">
            <text:p>-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89" calcext:value-type="float">
            <text:p>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3" calcext:value-type="float">
            <text:p>-2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4" office:value-type="float" office:value="51" calcext:value-type="float">
            <text:p>51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34" calcext:value-type="float">
            <text:p>-3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3" calcext:value-type="float">
            <text:p>-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-3" calcext:value-type="float">
            <text:p>-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5" calcext:value-type="float">
            <text:p>-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7" calcext:value-type="float">
            <text:p>-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8" calcext:value-type="float">
            <text:p>-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-18" calcext:value-type="float">
            <text:p>-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19" calcext:value-type="float">
            <text:p>-19</text:p>
          </table:table-cell>
          <table:table-cell table:number-columns-repeated="3" office:value-type="float" office:value="-20" calcext:value-type="float">
            <text:p>-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23" calcext:value-type="float">
            <text:p>-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25" calcext:value-type="float">
            <text:p>-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26" calcext:value-type="float">
            <text:p>-2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28" calcext:value-type="float">
            <text:p>-28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-30" calcext:value-type="float">
            <text:p>-3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33" calcext:value-type="float">
            <text:p>-3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34" calcext:value-type="float">
            <text:p>-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-36" calcext:value-type="float">
            <text:p>-36</text:p>
          </table:table-cell>
          <table:table-cell office:value-type="float" office:value="-37" calcext:value-type="float">
            <text:p>-37</text:p>
          </table:table-cell>
          <table:table-cell table:number-columns-repeated="2" office:value-type="float" office:value="-36" calcext:value-type="float">
            <text:p>-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39" calcext:value-type="float">
            <text:p>-39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-39" calcext:value-type="float">
            <text:p>-39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0" calcext:value-type="float">
            <text:p>-4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44" calcext:value-type="float">
            <text:p>-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3" calcext:value-type="float">
            <text:p>-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4" office:value-type="float" office:value="-42" calcext:value-type="float">
            <text:p>-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38" calcext:value-type="float">
            <text:p>-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29" calcext:value-type="float">
            <text:p>-2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table:number-columns-repeated="3" office:value-type="float" office:value="-25" calcext:value-type="float">
            <text:p>-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11" calcext:value-type="float">
            <text:p>-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7" calcext:value-type="float">
            <text:p>-7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7:01:37.064591271</dc:date>
    <meta:editing-duration>P2DT40M6S</meta:editing-duration>
    <meta:editing-cycles>2</meta:editing-cycles>
    <meta:generator>LibreOffice/5.1.6.2$Linux_X86_64 LibreOffice_project/10m0$Build-2</meta:generator>
    <meta:document-statistic meta:table-count="1" meta:cell-count="5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309cm" svg:height="17.798cm" xlink:href=".." xlink:type="simple" chart:class="chart:line" chart:style-name="ch1">
        <chart:legend chart:legend-position="end" svg:x="46.166cm" svg:y="8.351cm" style:legend-expansion="high" chart:style-name="ch2"/>
        <chart:plot-area chart:style-name="ch3" table:cell-range-address="bender_log4.O1:bender_log4.O257 bender_log4.S1:bender_log4.S257" chart:data-source-has-labels="row" svg:x="0.986cm" svg:y="0.355cm" svg:width="44.194cm" svg:height="17.088cm">
          <chartooo:coordinate-region svg:x="1.713cm" svg:y="0.554cm" svg:width="43.467cm" svg:height="16.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der_log4.O2:bender_log4.O257" chart:label-cell-address="bender_log4.O1:bender_log4.O1" chart:class="chart:line">
            <chart:data-point chart:repeated="256"/>
          </chart:series>
          <chart:series chart:style-name="ch7" chart:values-cell-range-address="bender_log4.S2:bender_log4.S257" chart:label-cell-address="bender_log4.S1:bender_log4.S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Angle2</text:p>
                <draw:g>
                  <svg:desc>bender_log4.O1:bender_log4.O1</svg:desc>
                </draw:g>
              </table:table-cell>
              <table:table-cell office:value-type="string">
                <text:p>deltaRPM2</text:p>
                <draw:g>
                  <svg:desc>bender_log4.S1:bender_log4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ender_log4.O2:bender_log4.O257</svg:desc>
                </draw:g>
              </table:table-cell>
              <table:table-cell office:value-type="float" office:value="2">
                <text:p>2</text:p>
                <draw:g>
                  <svg:desc>bender_log4.S2:bender_log4.S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">
                <text:p>-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">
                <text:p>-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4">
                <text:p>-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">
                <text:p>-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">
                <text:p>-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">
                <text:p>-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3">
                <text:p>-1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5">
                <text:p>-1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6">
                <text:p>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">
                <text:p>1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">
                <text:p>-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3">
                <text:p>-1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">
                <text:p>-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">
                <text:p>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">
                <text:p>-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">
                <text:p>-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